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69ff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69ff00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69ff00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86fd"/>
    </style:style>
    <style:style style:name="P2" style:family="paragraph" style:parent-style-name="Standard">
      <style:text-properties officeooo:paragraph-rsid="001d79eb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094cm"/>
        </style:tab-stops>
      </style:paragraph-properties>
      <style:text-properties style:font-name="Arial" fo:font-weight="bold" officeooo:rsid="001c86fd" officeooo:paragraph-rsid="001c86f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3.094cm"/>
        </style:tab-stops>
      </style:paragraph-properties>
      <style:text-properties style:font-name="Arial" fo:font-weight="bold" officeooo:rsid="001c86fd" officeooo:paragraph-rsid="001d79eb" style:font-weight-asian="bold" style:font-weight-complex="bold"/>
    </style:style>
    <style:style style:name="P5" style:family="paragraph" style:parent-style-name="Table_20_Contents">
      <style:paragraph-properties>
        <style:tab-stops>
          <style:tab-stop style:position="3.094cm"/>
        </style:tab-stops>
      </style:paragraph-properties>
      <style:text-properties style:font-name="Arial" fo:font-weight="bold" officeooo:rsid="001c86fd" officeooo:paragraph-rsid="001c86fd" style:font-weight-asian="bold" style:font-weight-complex="bold"/>
    </style:style>
    <style:style style:name="P6" style:family="paragraph" style:parent-style-name="Table_20_Contents">
      <style:paragraph-properties>
        <style:tab-stops>
          <style:tab-stop style:position="3.094cm"/>
        </style:tab-stops>
      </style:paragraph-properties>
      <style:text-properties style:font-name="Arial" fo:font-weight="bold" officeooo:rsid="001c86fd" officeooo:paragraph-rsid="001d79eb" style:font-weight-asian="bold" style:font-weight-complex="bold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text-properties style:font-name="Arial" fo:font-size="11pt" officeooo:rsid="001c86fd" officeooo:paragraph-rsid="001c86fd" style:font-size-asian="11pt" style:font-size-complex="11pt"/>
    </style:style>
    <style:style style:name="P9" style:family="paragraph" style:parent-style-name="Table_20_Contents">
      <style:text-properties style:font-name="Arial" fo:font-size="11pt" officeooo:rsid="001c86fd" officeooo:paragraph-rsid="001d79eb" style:font-size-asian="11pt" style:font-size-complex="11pt"/>
    </style:style>
    <style:style style:name="P10" style:family="paragraph" style:parent-style-name="Table_20_Contents">
      <style:text-properties style:font-name="Arial" fo:font-size="11pt" officeooo:rsid="001d79eb" officeooo:paragraph-rsid="001d79eb" style:font-size-asian="11pt" style:font-size-complex="11pt"/>
    </style:style>
    <style:style style:name="P11" style:family="paragraph" style:parent-style-name="Standard">
      <style:text-properties officeooo:paragraph-rsid="001c86fd"/>
    </style:style>
    <style:style style:name="P12" style:family="paragraph" style:parent-style-name="Table_20_Contents" style:list-style-name="L1">
      <style:text-properties style:font-name="Arial" fo:font-size="11pt" officeooo:rsid="001d79eb" officeooo:paragraph-rsid="001d79eb" style:font-size-asian="11pt" style:font-size-complex="11pt"/>
    </style:style>
    <style:style style:name="P13" style:family="paragraph" style:parent-style-name="Table_20_Contents">
      <style:text-properties style:font-name="Arial" fo:font-size="11pt" officeooo:rsid="001d79eb" officeooo:paragraph-rsid="001d79eb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9eb" style:font-weight-asian="normal" style:font-weight-complex="normal"/>
    </style:style>
    <style:style style:name="T3" style:family="text">
      <style:text-properties officeooo:rsid="001d7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39920505113136">
          <table:table-cell table:style-name="Table1.A1" table:number-columns-spanned="2" office:value-type="string">
            <text:p text:style-name="P5">Status: <text:span text:style-name="T1">executados com sucesso</text:span></text:p>
          </table:table-cell>
          <table:covered-table-cell/>
        </table:table-row>
        <table:table-row table:style-name="TableLine94012059964400">
          <table:table-cell table:style-name="Table1.A2" table:number-columns-spanned="2" office:value-type="string">
            <text:p text:style-name="P5">Caso de teste: <text:span text:style-name="T1">CAMT-1</text:span></text:p>
          </table:table-cell>
          <table:covered-table-cell/>
        </table:table-row>
        <table:table-row table:style-name="TableLine94012059865632">
          <table:table-cell table:style-name="Table1.A3" table:number-columns-spanned="2" office:value-type="string">
            <text:p text:style-name="P5">Objetivo:<text:span text:style-name="T1"> Verificar o funcionamento do login de clientes.</text:span></text:p>
          </table:table-cell>
          <table:covered-table-cell/>
        </table:table-row>
        <table:table-row table:style-name="TableLine94012059991088">
          <table:table-cell table:style-name="Table1.A4" table:number-columns-spanned="2" office:value-type="string">
            <text:p text:style-name="P5">Pré Condição: <text:span text:style-name="T1">Possuir um cliente cadastrado.</text:span></text:p>
          </table:table-cell>
          <table:covered-table-cell/>
        </table:table-row>
        <table:table-row table:style-name="TableLine94012059992112">
          <table:table-cell table:style-name="Table1.A7" office:value-type="string">
            <text:p text:style-name="P3">Ações do Passo:</text:p>
          </table:table-cell>
          <table:table-cell table:style-name="Table1.B7" office:value-type="string">
            <text:p text:style-name="P3">Ações Esperadas:</text:p>
          </table:table-cell>
        </table:table-row>
        <table:table-row table:style-name="TableLine94012059993824">
          <table:table-cell table:style-name="Table1.A7" office:value-type="string">
            <text:p text:style-name="P8">1. Acessar a URL: https:localhost/StremGames</text:p>
          </table:table-cell>
          <table:table-cell table:style-name="Table1.B7" office:value-type="string">
            <text:p text:style-name="P8">Deverá apresentar a tela Home</text:p>
          </table:table-cell>
        </table:table-row>
        <table:table-row table:style-name="TableLine94012059994592">
          <table:table-cell table:style-name="Table1.A7" office:value-type="string">
            <text:p text:style-name="P8">2. Clicar no botão de login.</text:p>
          </table:table-cell>
          <table:table-cell table:style-name="Table1.B7" office:value-type="string">
            <text:p text:style-name="P8">Deverá apresentar tela de Login</text:p>
          </table:table-cell>
        </table:table-row>
        <table:table-row table:style-name="TableLine94012059995328">
          <table:table-cell table:style-name="Table1.A8" office:value-type="string">
            <text:p text:style-name="P8">3. Informar e-mail <text:span text:style-name="T3">(joaopaulo7testes@gmail.com)</text:span> e senha <text:span text:style-name="T3">(minha senha)</text:span> de cliente e clicar na opção “entrar”.</text:p>
          </table:table-cell>
          <table:table-cell table:style-name="Table1.B8" office:value-type="string">
            <text:p text:style-name="P8">Deverá mostrar a tela home novamente, mas agora com o nome do cliente e opção de deslogar.</text:p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 table:style-name="TableLine94012059666304">
          <table:table-cell table:style-name="Table2.A1" table:number-columns-spanned="2" office:value-type="string">
            <text:p text:style-name="P5">Status: <text:span text:style-name="T1">executados com sucesso</text:span></text:p>
          </table:table-cell>
          <table:covered-table-cell/>
        </table:table-row>
        <table:table-row table:style-name="TableLine94012060003920">
          <table:table-cell table:style-name="Table2.A2" table:number-columns-spanned="2" office:value-type="string">
            <text:p text:style-name="P5">Caso de teste: <text:span text:style-name="T1">CAMT-2</text:span></text:p>
          </table:table-cell>
          <table:covered-table-cell/>
        </table:table-row>
        <table:table-row table:style-name="TableLine94012060008752">
          <table:table-cell table:style-name="Table2.A3" table:number-columns-spanned="2" office:value-type="string">
            <text:p text:style-name="P5">Objetivo:<text:span text:style-name="T1"> Verificar o funcionamento do login de administradores.</text:span></text:p>
          </table:table-cell>
          <table:covered-table-cell/>
        </table:table-row>
        <table:table-row table:style-name="TableLine94012060049840">
          <table:table-cell table:style-name="Table2.A4" table:number-columns-spanned="2" office:value-type="string">
            <text:p text:style-name="P5">Pré Condição: <text:span text:style-name="T1">Possuir um administrador cadastrado.</text:span></text:p>
          </table:table-cell>
          <table:covered-table-cell/>
        </table:table-row>
        <table:table-row table:style-name="TableLine94012060053424">
          <table:table-cell table:style-name="Table2.A8" office:value-type="string">
            <text:p text:style-name="P3">Ações do Passo:</text:p>
          </table:table-cell>
          <table:table-cell table:style-name="Table2.B8" office:value-type="string">
            <text:p text:style-name="P3">Ações Esperadas:</text:p>
          </table:table-cell>
        </table:table-row>
        <table:table-row table:style-name="TableLine94012060055152">
          <table:table-cell table:style-name="Table2.A8" office:value-type="string">
            <text:p text:style-name="P8">1. Acessar a URL: https:localhost/StremGames</text:p>
          </table:table-cell>
          <table:table-cell table:style-name="Table2.B8" office:value-type="string">
            <text:p text:style-name="P8">Deverá apresentar a tela Home</text:p>
          </table:table-cell>
        </table:table-row>
        <table:table-row table:style-name="TableLine94012060055920">
          <table:table-cell table:style-name="Table2.A8" office:value-type="string">
            <text:p text:style-name="P8">2. Clicar no botão de login.</text:p>
          </table:table-cell>
          <table:table-cell table:style-name="Table2.B8" office:value-type="string">
            <text:p text:style-name="P8">Deverá apresentar tela de Login</text:p>
          </table:table-cell>
        </table:table-row>
        <table:table-row table:style-name="TableLine94012060056656">
          <table:table-cell table:style-name="Table2.A8" office:value-type="string">
            <text:p text:style-name="P8">3. Informar e-mail<text:span text:style-name="T3">(adm@eusouoadm.adm)</text:span> e senha<text:span text:style-name="T3">(minha senha)</text:span> de administrador e clicar na opção “entrar”.</text:p>
          </table:table-cell>
          <table:table-cell table:style-name="Table2.B8" office:value-type="string">
            <text:p text:style-name="P9">Deverá mostrar a tela home do administrador, cuja barra principal é sem os dropdowns e tem <text:span text:style-name="T3">o nome do administrador</text:span> e o botão de logout no canto superior esquerdo.</text:p>
            <text:p text:style-name="P9"><text:line-break/>Também, nela há <text:span text:style-name="T3">as seguintes opções para alteração de cadastro:</text:span></text:p>
            <text:list xml:id="list1342598912" text:style-name="L1">
              <text:list-item>
                <text:p text:style-name="P12">Jogos</text:p>
              </text:list-item>
              <text:list-item>
                <text:p text:style-name="P12">Consoles</text:p>
              </text:list-item>
              <text:list-item>
                <text:p text:style-name="P12">Categorias</text:p>
              </text:list-item>
              <text:list-item>
                <text:p text:style-name="P12">Desenvolvedoras</text:p>
                <text:p text:style-name="P12"/>
              </text:list-item>
            </text:list>
            <text:p text:style-name="P10">E as seguintes opções para alteração de contas:</text:p>
            <text:list xml:id="list101047386416956" text:continue-numbering="true" text:style-name="L1">
              <text:list-item>
                <text:p text:style-name="P12">Clientes</text:p>
              </text:list-item>
              <text:list-item>
                <text:p text:style-name="P12">Administradores</text:p>
              </text:list-item>
              <text:list-item>
                <text:p text:style-name="P12">Excluir Própria Conta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able:table table:name="Table3" table:style-name="Table3">
        <table:table-column table:style-name="Table3.A"/>
        <table:table-column table:style-name="Table3.B"/>
        <text:soft-page-break/>
        <table:table-row table:style-name="TableLine94012060002272">
          <table:table-cell table:style-name="Table3.A1" table:number-columns-spanned="2" office:value-type="string">
            <text:p text:style-name="P6">Status: <text:span text:style-name="T1">executados com sucesso</text:span></text:p>
          </table:table-cell>
          <table:covered-table-cell/>
        </table:table-row>
        <table:table-row table:style-name="TableLine94012060074400">
          <table:table-cell table:style-name="Table3.A2" table:number-columns-spanned="2" office:value-type="string">
            <text:p text:style-name="P6">Caso de teste: <text:span text:style-name="T1">CAMT-</text:span><text:span text:style-name="T2">3</text:span></text:p>
          </table:table-cell>
          <table:covered-table-cell/>
        </table:table-row>
        <table:table-row table:style-name="TableLine94012060076160">
          <table:table-cell table:style-name="Table3.A3" table:number-columns-spanned="2" office:value-type="string">
            <text:p text:style-name="P6">Objetivo:<text:span text:style-name="T1"> Verificar o funcionamento do </text:span><text:span text:style-name="T2">cadastro de consoles</text:span><text:span text:style-name="T1">.</text:span></text:p>
          </table:table-cell>
          <table:covered-table-cell/>
        </table:table-row>
        <table:table-row table:style-name="TableLine94012060077120">
          <table:table-cell table:style-name="Table3.A4" table:number-columns-spanned="2" office:value-type="string">
            <text:p text:style-name="P6">Pré Condição: <text:span text:style-name="T2">Estar logado como administrador, na home de administrador</text:span><text:span text:style-name="T1">.</text:span></text:p>
          </table:table-cell>
          <table:covered-table-cell/>
        </table:table-row>
        <table:table-row table:style-name="TableLine94012060078080">
          <table:table-cell table:style-name="Table3.A8" office:value-type="string">
            <text:p text:style-name="P4">Ações do Passo:</text:p>
          </table:table-cell>
          <table:table-cell table:style-name="Table3.B8" office:value-type="string">
            <text:p text:style-name="P4">Ações Esperadas:</text:p>
          </table:table-cell>
        </table:table-row>
        <table:table-row table:style-name="TableLine94012060079312">
          <table:table-cell table:style-name="Table3.A8" office:value-type="string">
            <text:p text:style-name="P9">1. <text:span text:style-name="T3">Clicar em “Consoles”</text:span></text:p>
          </table:table-cell>
          <table:table-cell table:style-name="Table3.B8" office:value-type="string">
            <text:p text:style-name="P9">Deverá apresentar a tela <text:span text:style-name="T3">de consoles, com a listagem de consoles e a opção de alterá-los, removê-los e de criar um novo.</text:span></text:p>
          </table:table-cell>
        </table:table-row>
        <table:table-row table:style-name="TableLine94012060080080">
          <table:table-cell table:style-name="Table3.A8" office:value-type="string">
            <text:p text:style-name="P9">2. <text:span text:style-name="T3">Clicar em “Criar novo”</text:span></text:p>
          </table:table-cell>
          <table:table-cell table:style-name="Table3.B8" office:value-type="string">
            <text:p text:style-name="P9">Deverá apresentar <text:span text:style-name="T3">o formulário de criação de console.</text:span></text:p>
          </table:table-cell>
        </table:table-row>
        <table:table-row table:style-name="TableLine94012060080816">
          <table:table-cell table:style-name="Table3.A8" office:value-type="string">
            <text:p text:style-name="P9">3. <text:span text:style-name="T3">Preenche o formulário com as informações desejadas e clica em “Criar”.</text:span></text:p>
          </table:table-cell>
          <table:table-cell table:style-name="Table3.B8" office:value-type="string">
            <text:p text:style-name="P10">Deverá criar o novo console e voltar na página de listagem de consoles a presentando uma mensagem de sucess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09:49:51.946824178</meta:creation-date>
    <dc:date>2021-11-23T10:10:47.234582716</dc:date>
    <meta:editing-duration>PT9M24S</meta:editing-duration>
    <meta:editing-cycles>3</meta:editing-cycles>
    <meta:generator>LibreOffice/7.0.4.2$Linux_X86_64 LibreOffice_project/00$Build-2</meta:generator>
    <meta:document-statistic meta:table-count="3" meta:image-count="0" meta:object-count="0" meta:page-count="2" meta:paragraph-count="46" meta:word-count="306" meta:character-count="1924" meta:non-whitespace-character-count="1670"/>
  </office:meta>
</office:document-meta>
</file>